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  <style:font-face style:name="var font-monospace" svg:font-family="'var font-monospace'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1ae915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4" style:family="paragraph" style:parent-style-name="Standard">
      <style:paragraph-properties fo:margin-left="0in" fo:margin-right="0.0319in" fo:text-indent="0in" style:auto-text-indent="false"/>
    </style:style>
    <style:style style:name="P15" style:family="paragraph" style:parent-style-name="Standard">
      <style:paragraph-properties fo:margin-left="0.0638in" fo:margin-right="0.0319in" fo:text-indent="0in" style:auto-text-indent="false"/>
    </style:style>
    <style:style style:name="P16" style:family="paragraph" style:parent-style-name="Table_20_Contents">
      <style:paragraph-properties fo:margin-top="0in" fo:margin-bottom="0in" style:contextual-spacing="false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34" style:family="paragraph" style:parent-style-name="Text_20_body">
      <style:text-properties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39" style:family="paragraph" style:parent-style-name="Text_20_body">
      <style:text-properties fo:font-style="normal" style:font-style-asian="normal" style:font-style-complex="normal"/>
    </style:style>
    <style:style style:name="P4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41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43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47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48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50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51" style:family="paragraph" style:parent-style-name="Standard">
      <style:text-properties officeooo:paragraph-rsid="001c2ac6"/>
    </style:style>
    <style:style style:name="P52" style:family="paragraph" style:parent-style-name="Text_20_body">
      <style:text-properties officeooo:paragraph-rsid="001c2ac6"/>
    </style:style>
    <style:style style:name="P53" style:family="paragraph" style:parent-style-name="_5b_RPG_5d__20_Táblázattartalom_20_-_20_fejléc">
      <style:text-properties officeooo:paragraph-rsid="001c2ac6"/>
    </style:style>
    <style:style style:name="P54" style:family="paragraph" style:parent-style-name="_5b_RPG_5d__20_Táblázattartalom_20_-_20_saját_20_-_20_1">
      <style:text-properties officeooo:paragraph-rsid="001c2ac6"/>
    </style:style>
    <style:style style:name="P55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462a1c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58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59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0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61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62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63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64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65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66" style:family="paragraph" style:parent-style-name="Text_20_body">
      <style:text-properties officeooo:paragraph-rsid="001ae915"/>
    </style:style>
    <style:style style:name="P67" style:family="paragraph" style:parent-style-name="Text_20_body">
      <style:paragraph-properties fo:text-align="justify" style:justify-single-word="false"/>
    </style:style>
    <style:style style:name="P68" style:family="paragraph" style:parent-style-name="Text_20_body">
      <style:text-properties officeooo:paragraph-rsid="0022d70c"/>
    </style:style>
    <style:style style:name="P69" style:family="paragraph" style:parent-style-name="Text_20_body">
      <style:paragraph-properties fo:break-before="column"/>
    </style:style>
    <style:style style:name="P70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71" style:family="paragraph" style:parent-style-name="Text_20_body">
      <style:text-properties officeooo:paragraph-rsid="0037f3c5"/>
    </style:style>
    <style:style style:name="P72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73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74" style:family="paragraph" style:parent-style-name="Heading_20_4">
      <style:paragraph-properties fo:break-before="page"/>
    </style:style>
    <style:style style:name="P75" style:family="paragraph" style:parent-style-name="Standard" style:list-style-name="L1"/>
    <style:style style:name="P76" style:family="paragraph" style:parent-style-name="Standard" style:list-style-name="L1">
      <style:text-properties officeooo:paragraph-rsid="001f40be"/>
    </style:style>
    <style:style style:name="P77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78" style:family="paragraph" style:parent-style-name="Standard" style:list-style-name="L1">
      <style:paragraph-properties fo:margin-left="0.4925in" fo:margin-right="0in" fo:text-indent="0in" style:auto-text-indent="false"/>
    </style:style>
    <style:style style:name="P79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80" style:family="paragraph" style:parent-style-name="Table_20_Contents" style:list-style-name="L2">
      <style:paragraph-properties fo:margin-top="0in" fo:margin-bottom="0in" style:contextual-spacing="false"/>
    </style:style>
    <style:style style:name="P81" style:family="paragraph" style:parent-style-name="Text_20_body" style:list-style-name="L7"/>
    <style:style style:name="P82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83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4" style:family="paragraph" style:parent-style-name="Text_20_body" style:list-style-name="L9"/>
    <style:style style:name="P85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86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87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88" style:family="paragraph" style:parent-style-name="Text_20_body">
      <style:text-properties officeooo:paragraph-rsid="004c1208"/>
    </style:style>
    <style:style style:name="P8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ext_20_body">
      <style:text-properties officeooo:paragraph-rsid="004d9242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fo:font-size="11pt" officeooo:rsid="004e1cea" officeooo:paragraph-rsid="004e1cea" style:font-size-asian="11pt" style:font-size-complex="11pt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94" style:family="paragraph" style:parent-style-name="Text_20_body">
      <style:text-properties fo:font-size="11pt" officeooo:paragraph-rsid="004c1208" style:font-size-asian="11pt" style:font-size-complex="11pt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fo:font-size="11pt" officeooo:paragraph-rsid="00500e3a" style:font-size-asian="11pt" style:font-size-complex="11pt"/>
    </style:style>
    <style:style style:name="P96" style:family="paragraph" style:parent-style-name="Text_20_body">
      <style:text-properties officeooo:paragraph-rsid="004e1cea"/>
    </style:style>
    <style:style style:name="P97" style:family="paragraph" style:parent-style-name="Text_20_body">
      <style:paragraph-properties fo:margin-left="0in" fo:margin-right="0in" fo:text-indent="0in" style:auto-text-indent="false"/>
    </style:style>
    <style:style style:name="P98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officeooo:rsid="0043707c" style:font-weight-asian="bold" style:font-weight-complex="bold"/>
    </style:style>
    <style:style style:name="T6" style:family="text">
      <style:text-properties fo:font-weight="bold" officeooo:rsid="004e1cea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e915" style:font-weight-asian="normal" style:font-weight-complex="normal"/>
    </style:style>
    <style:style style:name="T10" style:family="text">
      <style:text-properties fo:font-weight="normal" officeooo:rsid="002c3ffc" style:font-weight-asian="normal" style:font-weight-complex="normal"/>
    </style:style>
    <style:style style:name="T11" style:family="text">
      <style:text-properties fo:font-weight="normal" officeooo:rsid="00353657" style:font-weight-asian="normal" style:font-weight-complex="normal"/>
    </style:style>
    <style:style style:name="T12" style:family="text">
      <style:text-properties fo:font-weight="normal" officeooo:rsid="003f9a2a" style:font-weight-asian="normal" style:font-weight-complex="normal"/>
    </style:style>
    <style:style style:name="T13" style:family="text">
      <style:text-properties fo:font-weight="normal" officeooo:rsid="0041955b" style:font-weight-asian="normal" style:font-weight-complex="normal"/>
    </style:style>
    <style:style style:name="T14" style:family="text">
      <style:text-properties fo:font-weight="normal" officeooo:rsid="004af2aa" style:font-weight-asian="normal" style:font-weight-complex="normal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7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26" style:family="text">
      <style:text-properties fo:font-size="9pt" fo:font-weight="normal" style:font-size-asian="9pt" style:font-weight-asian="normal" style:font-size-complex="9pt" style:font-weight-complex="normal"/>
    </style:style>
    <style:style style:name="T27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style:font-name="Times New Roman" fo:font-size="8pt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7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8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9" style:family="text">
      <style:text-properties fo:font-size="11pt" fo:font-weight="bold" style:font-size-asian="11pt" style:font-weight-asian="bold" style:font-size-complex="11pt" style:font-weight-complex="bold"/>
    </style:style>
    <style:style style:name="T40" style:family="text">
      <style:text-properties fo:font-size="11pt" fo:font-weight="bold" officeooo:rsid="0046e269" style:font-size-asian="11pt" style:font-weight-asian="bold" style:font-size-complex="11pt" style:font-weight-complex="bold"/>
    </style:style>
    <style:style style:name="T41" style:family="text">
      <style:text-properties fo:font-size="11pt" fo:font-weight="bold" officeooo:rsid="0047f04b" style:font-size-asian="11pt" style:font-weight-asian="bold" style:font-size-complex="11pt" style:font-weight-complex="bold"/>
    </style:style>
    <style:style style:name="T42" style:family="text">
      <style:text-properties fo:font-size="11pt" fo:font-weight="bold" officeooo:rsid="0049efbe" style:font-size-asian="11pt" style:font-weight-asian="bold" style:font-size-complex="11pt" style:font-weight-complex="bold"/>
    </style:style>
    <style:style style:name="T43" style:family="text">
      <style:text-properties fo:font-size="11pt" fo:font-weight="bold" officeooo:rsid="004af2aa" style:font-size-asian="11pt" style:font-weight-asian="bold" style:font-size-complex="11pt" style:font-weight-complex="bold"/>
    </style:style>
    <style:style style:name="T44" style:family="text">
      <style:text-properties fo:font-size="11pt" fo:font-weight="normal" style:font-size-asian="11pt" style:font-weight-asian="normal" style:font-size-complex="11pt" style:font-weight-complex="normal"/>
    </style:style>
    <style:style style:name="T45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6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500e3a" style:font-size-asian="11pt" style:font-weight-asian="normal" style:font-size-complex="11pt" style:font-weight-complex="normal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officeooo:rsid="002ddb92" style:font-size-asian="11pt" style:font-size-complex="11pt"/>
    </style:style>
    <style:style style:name="T50" style:family="text">
      <style:text-properties fo:font-size="11pt" officeooo:rsid="003aa0d3" style:font-size-asian="11pt" style:font-size-complex="11pt"/>
    </style:style>
    <style:style style:name="T51" style:family="text">
      <style:text-properties fo:font-size="11pt" officeooo:rsid="003d4edc" style:font-size-asian="11pt" style:font-size-complex="11pt"/>
    </style:style>
    <style:style style:name="T52" style:family="text">
      <style:text-properties fo:font-size="11pt" officeooo:rsid="0043707c" style:font-size-asian="11pt" style:font-size-complex="11pt"/>
    </style:style>
    <style:style style:name="T53" style:family="text">
      <style:text-properties fo:font-size="11pt" style:text-underline-style="none" style:font-size-asian="11pt" style:font-size-complex="11pt"/>
    </style:style>
    <style:style style:name="T54" style:family="text">
      <style:text-properties fo:font-size="11pt" style:text-underline-style="none" officeooo:rsid="004e1cea" style:font-size-asian="11pt" style:font-size-complex="11pt"/>
    </style:style>
    <style:style style:name="T55" style:family="text">
      <style:text-properties fo:font-size="11pt" style:text-underline-style="none" fo:font-weight="normal" officeooo:rsid="004e1cea" style:font-size-asian="11pt" style:font-weight-asian="normal" style:font-size-complex="11pt" style:font-weight-complex="normal"/>
    </style:style>
    <style:style style:name="T56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04d9242" style:font-weight-asian="normal" style:font-weight-complex="normal"/>
    </style:style>
    <style:style style:name="T60" style:family="text">
      <style:text-properties style:text-underline-style="none" officeooo:rsid="004d9242"/>
    </style:style>
    <style:style style:name="T61" style:family="text">
      <style:text-properties style:text-underline-style="none" officeooo:rsid="004e1cea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fo:background-color="transparent" loext:char-shading-value="0"/>
    </style:style>
    <style:style style:name="T65" style:family="text">
      <style:text-properties fo:font-size="7pt" style:font-size-asian="7pt" style:font-size-complex="7pt"/>
    </style:style>
    <style:style style:name="T6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8" style:family="text">
      <style:text-properties fo:font-size="10.5pt" style:font-size-asian="10.5pt" style:font-size-complex="10.5pt"/>
    </style:style>
    <style:style style:name="T69" style:family="text">
      <style:text-properties officeooo:rsid="0019307d"/>
    </style:style>
    <style:style style:name="T70" style:family="text">
      <style:text-properties officeooo:rsid="001ae915"/>
    </style:style>
    <style:style style:name="T71" style:family="text">
      <style:text-properties style:font-name="Tahoma" fo:font-size="11pt" fo:font-style="normal" officeooo:rsid="001ae915" style:font-size-asian="10.5pt"/>
    </style:style>
    <style:style style:name="T72" style:family="text">
      <style:text-properties style:font-name="Tahoma" fo:font-size="11pt" fo:font-style="normal" officeooo:rsid="001c2ac6" style:font-size-asian="10.5pt"/>
    </style:style>
    <style:style style:name="T73" style:family="text">
      <style:text-properties officeooo:rsid="001c2ac6"/>
    </style:style>
    <style:style style:name="T74" style:family="text">
      <style:text-properties officeooo:rsid="001d4ef9"/>
    </style:style>
    <style:style style:name="T75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6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7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8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80" style:family="text">
      <style:text-properties officeooo:rsid="00278d0f"/>
    </style:style>
    <style:style style:name="T81" style:family="text">
      <style:text-properties officeooo:rsid="002acfb1"/>
    </style:style>
    <style:style style:name="T82" style:family="text">
      <style:text-properties officeooo:rsid="0030b76c"/>
    </style:style>
    <style:style style:name="T83" style:family="text">
      <style:text-properties fo:color="#c9211e" loext:opacity="100%" officeooo:rsid="0030b76c"/>
    </style:style>
    <style:style style:name="T84" style:family="text">
      <style:text-properties fo:color="#c9211e" loext:opacity="100%" fo:font-size="11pt" style:text-underline-style="none" officeooo:rsid="0030b76c" style:font-size-asian="11pt" style:font-size-complex="11pt"/>
    </style:style>
    <style:style style:name="T85" style:family="text">
      <style:text-properties fo:color="#c9211e" loext:opacity="100%" style:text-underline-style="none" officeooo:rsid="0030b76c"/>
    </style:style>
    <style:style style:name="T86" style:family="text">
      <style:text-properties officeooo:rsid="0033cf40"/>
    </style:style>
    <style:style style:name="T87" style:family="text">
      <style:text-properties officeooo:rsid="00353657"/>
    </style:style>
    <style:style style:name="T88" style:family="text">
      <style:text-properties officeooo:rsid="00398a5a"/>
    </style:style>
    <style:style style:name="T89" style:family="text">
      <style:text-properties officeooo:rsid="003a4aea"/>
    </style:style>
    <style:style style:name="T90" style:family="text">
      <style:text-properties officeooo:rsid="003c44bc"/>
    </style:style>
    <style:style style:name="T91" style:family="text">
      <style:text-properties officeooo:rsid="004af2aa"/>
    </style:style>
    <style:style style:name="T92" style:family="text">
      <style:text-properties officeooo:rsid="004e1cea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67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9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70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70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70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70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70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70">8</text:p>
            </table:table-cell>
          </table:table-row>
        </table:table>
        <text:p text:style-name="Standard"/>
        <text:p text:style-name="P69">Erő, Edzettség, Ügyesség, Gyorsaság,<text:line-break/>Intelligencia, Emlékezet, Önuralom, <text:span text:style-name="T81">Érzékenység</text:span></text:p>
        <text:p text:style-name="Text_20_body"/>
        <text:p text:style-name="P37">Ellenpróba</text:p>
        <text:p text:style-name="P9">(Tulajdonság + k6) <text:s text:c="2"/><text:span text:style-name="T1">vs</text:span> <text:s text:c="2"/>(Tulajdonság + k6)</text:p>
        <text:p text:style-name="P36"><text:line-break/>Összetett próba</text:p>
        <text:p text:style-name="P39">Pl. folyamatos egyensúlyozás órákon keresztül nem dönthető el 1db Ügyességpróbával. <text:span text:style-name="T69">1 dobás az indokolt </text:span>maximális nehézségre <text:span text:style-name="T73">+ </text:span>több prób<text:span text:style-name="T73">a</text:span> <text:span text:style-name="T1">1 fokozattal alacsonyabb nehézség ellen</text:span>. <text:span text:style-name="T73">KM dönt.</text:span></text:p>
      </text:section>
      <text:h text:style-name="Heading_20_1" text:outline-level="1"><text:span text:style-name="_5b_RPG_5d__20_Kiemelt_20_kifejezés"><text:span text:style-name="T67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35"/>
      <text:p text:style-name="P34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40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43">Könnyű</text:p>
            </table:table-cell>
            <table:table-cell table:style-name="Táblázat15.B2" office:value-type="string">
              <text:p text:style-name="P41">6</text:p>
            </table:table-cell>
          </table:table-row>
          <table:table-row>
            <table:table-cell table:style-name="Táblázat15.A3" office:value-type="string">
              <text:p text:style-name="P43">Átlagos</text:p>
            </table:table-cell>
            <table:table-cell table:style-name="Táblázat15.B2" office:value-type="string">
              <text:p text:style-name="P41">9</text:p>
            </table:table-cell>
          </table:table-row>
          <table:table-row>
            <table:table-cell table:style-name="Táblázat15.A3" office:value-type="string">
              <text:p text:style-name="P43">Nehéz</text:p>
            </table:table-cell>
            <table:table-cell table:style-name="Táblázat15.B2" office:value-type="string">
              <text:p text:style-name="P41">12</text:p>
            </table:table-cell>
          </table:table-row>
          <table:table-row>
            <table:table-cell table:style-name="Táblázat15.A3" office:value-type="string">
              <text:p text:style-name="P43">Nagyon nehéz</text:p>
            </table:table-cell>
            <table:table-cell table:style-name="Táblázat15.B2" office:value-type="string">
              <text:p text:style-name="P41">15</text:p>
            </table:table-cell>
          </table:table-row>
          <table:table-row>
            <table:table-cell table:style-name="Táblázat15.A2" office:value-type="string">
              <text:p text:style-name="P43">Rendkívül nehéz </text:p>
            </table:table-cell>
            <table:table-cell table:style-name="Táblázat15.B2" office:value-type="string">
              <text:p text:style-name="P41">18</text:p>
            </table:table-cell>
          </table:table-row>
          <table:table-row>
            <table:table-cell table:style-name="Táblázat15.A2" office:value-type="string">
              <text:p text:style-name="P43">Emberfeletti</text:p>
            </table:table-cell>
            <table:table-cell table:style-name="Táblázat15.B2" office:value-type="string">
              <text:p text:style-name="P41">21</text:p>
            </table:table-cell>
          </table:table-row>
        </table:table>
        <text:p text:style-name="P69">Ha több Tulajdonság is szerepet játszik, akkor a szükséges Tulajdonságok átlagával kell számolni.</text:p>
        <text:p text:style-name="Text_20_body">Példa: <text:span text:style-name="T73">f</text:span>el kell mászni a várfalra. Ehhez az <text:span text:style-name="T1">Ügyesség</text:span> Tulajdonság <text:span text:style-name="T73">(2) </text:span>szükséges és a <text:span text:style-name="T1">Mászás</text:span> <text:span text:style-name="T73">(5) </text:span>Képzettség.<text:line-break/></text:p>
        <text:p text:style-name="P2"><text:span text:style-name="T71">A </text:span>várfal igen sima, alig néhány kiszögelés tarkítja.<text:line-break/><text:span text:style-name="T80">Í</text:span><text:span text:style-name="T73">gy ez egy </text:span><text:span text:style-name="T7">Nagyon nehéz</text:span><text:span text:style-name="T64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6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50"><text:s/></text:p>
        <text:p text:style-name="P7">Azaz <text:s/><text:span text:style-name="T1">7+k10 <text:s/>vs. 15</text:span> <text:s text:c="2"/></text:p>
        <text:p text:style-name="P13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68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68"><text:span text:style-name="T1">Vállalás</text:span>: <text:span text:style-name="T74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38">k6 vs. (a vállalás értéke)</text:p>
      <text:p text:style-name="P67">Ha k6-on a Vállalás értékével megegyezőt, vagy kisebbet dobsz, akkor kritikus, halálos hibát vétesz és természetesen nem dobhatsz képzettségpróbát se. <text:span text:style-name="T72">V</text:span>állalni csak nagyon fontos, ritka esetben van értelme. <text:span text:style-name="T72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6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0">Azaz: (9+k10) <text:span text:style-name="T1">vs.</text:span> 15</text:p>
      <text:p text:style-name="P66">Ez sokat dob az esélyeken, de megvan a rizikója is: ha a fenti karakter a dobás előtt a Vállalás-próbánál k6-on 1-et, vagy 2-t dob, akkor Halálos hibát vét!</text:p>
      <text:p text:style-name="P52"><text:span text:style-name="T63">Fontos</text:span>: összetett, több dobást igénylő képzettségpróbánál nem lehetséges Vállalás! (pl. megmászni a nagy hegyet)</text:p>
      <text:p text:style-name="P52"/>
      <text:p text:style-name="P73"><text:span text:style-name="T1">Összhang</text:span>: egyes képzettségek <text:span text:style-name="T86">helyettesítő értéket adhatnak egy másik</text:span> képzettség használa<text:span text:style-name="T86">ta</text:span> <text:span text:style-name="T86">helyett.<text:line-break/>Ö</text:span><text:span text:style-name="T87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86"> é</text:span><text:span text:style-name="T87">rhetnek el az így összeadott helyettesítő értékek. <text:s/></text:span><text:span text:style-name="T1">1/3 é</text:span><text:span text:style-name="T2">rték helyettesíthető be<text:line-break/></text:span><text:span text:style-name="T11">A helyettesítendő képzettséghez </text:span><text:span text:style-name="T12">ez az érték </text:span><text:span text:style-name="T11">NEM adód</text:span><text:span text:style-name="T12">ik</text:span><text:span text:style-name="T11"> hozzá, </text:span><text:span text:style-name="T12">csak helyettesít</text:span><text:span text:style-name="T11">!</text:span></text:p>
      <text:p text:style-name="P72"><text:span text:style-name="_5b_RPG_5d__20_Kiemelt_20_kifejezés"><text:span text:style-name="T2"/></text:span></text:p>
      <text:p text:style-name="P49"><text:span text:style-name="_5b_RPG_5d__20_Kiemelt_20_kifejezés"><text:span text:style-name="T66">Harc</text:span></text:span></text:p>
      <text:list text:style-name="L7">
        <text:list-item>
          <text:p text:style-name="P81"><text:span text:style-name="T90">Kezdeményezés: KÉ+k10 (10:rádobás); <text:s text:c="2"/></text:span>Támadó dobás: TÉ + k100</text:p>
        </text:list-item>
        <text:list-item>
          <text:p text:style-name="P81">Minden újabb támadás a körben -10 TÉ-vel megy</text:p>
        </text:list-item>
        <text:list-item>
          <text:p text:style-name="P81"><text:span text:style-name="_5b_RPG_5d__20_Kiemelt_20_kifejezés"><text:span text:style-name="T8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1"><text:span text:style-name="_5b_RPG_5d__20_Kiemelt_20_kifejezés"><text:span text:style-name="T29">TÉ <text:s/></text:span></text:span><text:span text:style-name="_5b_RPG_5d__20_Kiemelt_20_kifejezés"><text:span text:style-name="T30">&lt;</text:span></text:span><text:span text:style-name="_5b_RPG_5d__20_Kiemelt_20_kifejezés"><text:span text:style-name="T29"> <text:s/>VÉ</text:span></text:span></text:p>
          </table:table-cell>
          <table:table-cell table:style-name="Táblázat7.B1" office:value-type="string">
            <text:p text:style-name="P16"><text:span text:style-name="_5b_RPG_5d__20_Kiemelt_20_kifejezés"><text:span text:style-name="T30"><text:s/>VÉ csökkentés</text:span></text:span></text:p>
            <text:list text:style-name="L1">
              <text:list-item>
                <text:p text:style-name="P76"><text:span text:style-name="_5b_RPG_5d__20_Kiemelt_20_kifejezés"><text:span text:style-name="T21">Alaphelyzetben (nincs előnyös-hátrányos helyzet):</text:span></text:span></text:p>
              </text:list-item>
              <text:list-item>
                <text:p text:style-name="P79">mindkét fél <text:span text:style-name="T5">nagy</text:span><text:span text:style-name="T1">kockával</text:span> csökkent (k100)</text:p>
              </text:list-item>
              <text:list-item>
                <text:p text:style-name="P75"><text:span text:style-name="_5b_RPG_5d__20_Kiemelt_20_kifejezés"><text:span text:style-name="T21">Legalább 1 penge fegyverméret különbségnél:</text:span></text:span></text:p>
              </text:list-item>
              <text:list-item>
                <text:p text:style-name="P78"><text:span text:style-name="_5b_RPG_5d__20_Kiemelt_20_kifejezés"><text:span text:style-name="T21">Előnyös helyzetű támadó: <text:s/></text:span></text:span><text:span text:style-name="_5b_RPG_5d__20_Kiemelt_20_kifejezés"><text:span text:style-name="T20">nagy</text:span></text:span><text:span text:style-name="_5b_RPG_5d__20_Kiemelt_20_kifejezés"><text:span text:style-name="T19">kocká</text:span></text:span><text:span text:style-name="_5b_RPG_5d__20_Kiemelt_20_kifejezés"><text:span text:style-name="T20">val</text:span></text:span><text:span text:style-name="_5b_RPG_5d__20_Kiemelt_20_kifejezés"><text:span text:style-name="T21"> csökkent (k100)</text:span></text:span></text:p>
              </text:list-item>
              <text:list-item>
                <text:p text:style-name="P78"><text:span text:style-name="_5b_RPG_5d__20_Kiemelt_20_kifejezés"><text:span text:style-name="T21">Hátrányos helyzetű támadó: </text:span></text:span><text:span text:style-name="_5b_RPG_5d__20_Kiemelt_20_kifejezés"><text:span text:style-name="T19">kiskocká</text:span></text:span><text:span text:style-name="_5b_RPG_5d__20_Kiemelt_20_kifejezés"><text:span text:style-name="T20">val</text:span></text:span><text:span text:style-name="_5b_RPG_5d__20_Kiemelt_20_kifejezés"><text:span text:style-name="T21"> csökkent (k100)</text:span></text:span></text:p>
              </text:list-item>
              <text:list-item>
                <text:p text:style-name="P75"><text:span text:style-name="_5b_RPG_5d__20_Kiemelt_20_kifejezés"><text:span text:style-name="T21">2 penge, vagy nagyobb méretkülönbségnél: </text:span></text:span></text:p>
              </text:list-item>
              <text:list-item>
                <text:p text:style-name="P77"><text:span text:style-name="_5b_RPG_5d__20_Kiemelt_20_kifejezés"><text:span text:style-name="T21">Előnyös helyzetű támadó: <text:s/>(</text:span></text:span><text:span text:style-name="_5b_RPG_5d__20_Kiemelt_20_kifejezés"><text:span text:style-name="T20">nagykocka</text:span></text:span><text:span text:style-name="_5b_RPG_5d__20_Kiemelt_20_kifejezés"><text:span text:style-name="T17">+</text:span></text:span><text:span text:style-name="_5b_RPG_5d__20_Kiemelt_20_kifejezés"><text:span text:style-name="T18">1</text:span></text:span><text:span text:style-name="_5b_RPG_5d__20_Kiemelt_20_kifejezés"><text:span text:style-name="T21">)-el csökkent (k100)</text:span></text:span></text:p>
              </text:list-item>
              <text:list-item>
                <text:p text:style-name="P77"><text:span text:style-name="_5b_RPG_5d__20_Kiemelt_20_kifejezés"><text:span text:style-name="T29">Hátrányos helyzetű támadó: </text:span></text:span><text:span text:style-name="_5b_RPG_5d__20_Kiemelt_20_kifejezés"><text:span text:style-name="T30">kiskocká</text:span></text:span><text:span text:style-name="_5b_RPG_5d__20_Kiemelt_20_kifejezés"><text:span text:style-name="T32">val</text:span></text:span><text:span text:style-name="_5b_RPG_5d__20_Kiemelt_20_kifejezés"><text:span text:style-name="T29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1"><text:span text:style-name="_5b_RPG_5d__20_Kiemelt_20_kifejezés"><text:span text:style-name="T29">TÉ <text:s/></text:span></text:span><text:span text:style-name="_5b_RPG_5d__20_Kiemelt_20_kifejezés"><text:span text:style-name="T31">&gt;=</text:span></text:span><text:span text:style-name="_5b_RPG_5d__20_Kiemelt_20_kifejezés"><text:span text:style-name="T29"> VÉ</text:span></text:span></text:p>
          </table:table-cell>
          <table:table-cell table:style-name="Táblázat7.B2" office:value-type="string">
            <text:p text:style-name="P16"><text:span text:style-name="_5b_RPG_5d__20_Kiemelt_20_kifejezés"><text:span text:style-name="T30"><text:s/>Túlütés → ÉP sebzés</text:span></text:span></text:p>
            <text:list text:style-name="L2">
              <text:list-item>
                <text:p text:style-name="P80"><text:span text:style-name="_5b_RPG_5d__20_Kiemelt_20_kifejezés"><text:span text:style-name="T29">Áldozat: Páncéldobás <text:s/>(hogy számít-e az SFÉ)</text:span></text:span></text:p>
              </text:list-item>
              <text:list-item>
                <text:p text:style-name="P80"><text:span text:style-name="_5b_RPG_5d__20_Kiemelt_20_kifejezés"><text:span text:style-name="T29">Támadó: k20 </text:span></text:span><text:span text:style-name="_5b_RPG_5d__20_Kiemelt_20_kifejezés"><text:span text:style-name="T30">+</text:span></text:span><text:span text:style-name="_5b_RPG_5d__20_Kiemelt_20_kifejezés"><text:span text:style-name="T29"> fegyver SP </text:span></text:span><text:span text:style-name="_5b_RPG_5d__20_Kiemelt_20_kifejezés"><text:span text:style-name="T30">–</text:span></text:span><text:span text:style-name="_5b_RPG_5d__20_Kiemelt_20_kifejezés"><text:span text:style-name="T29"> SFÉ <text:s/>= ΣSP</text:span></text:span></text:p>
              </text:list-item>
              <text:list-item>
                <text:p text:style-name="P80"><text:span text:style-name="_5b_RPG_5d__20_Kiemelt_20_kifejezés"><text:span text:style-name="T29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9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32">K20 <text:line-break/>+ fegyver SP</text:p>
              <text:p text:style-name="P33">- SFÉ</text:p>
            </table:table-cell>
            <table:table-cell table:style-name="Táblázat1.A1" office:value-type="string">
              <text:p text:style-name="P32">ÉP Sebzés</text:p>
            </table:table-cell>
            <table:table-cell table:style-name="Táblázat1.C1" office:value-type="string">
              <text:p text:style-name="P32">VÉ csökkentés</text:p>
            </table:table-cell>
          </table:table-row>
          <table:table-row>
            <table:table-cell table:style-name="Táblázat1.A2" office:value-type="string">
              <text:p text:style-name="P19">..-5</text:p>
            </table:table-cell>
            <table:table-cell table:style-name="Táblázat1.B2" office:value-type="string">
              <text:p text:style-name="P17">1 ÉP</text:p>
            </table:table-cell>
            <table:table-cell table:style-name="Táblázat1.C2" office:value-type="string">
              <text:p text:style-name="P18">-5 VÉ</text:p>
            </table:table-cell>
          </table:table-row>
          <table:table-row>
            <table:table-cell table:style-name="Táblázat1.A3" office:value-type="string">
              <text:p text:style-name="P19">6-10</text:p>
            </table:table-cell>
            <table:table-cell table:style-name="Táblázat1.B3" office:value-type="string">
              <text:p text:style-name="P17">3 ÉP</text:p>
            </table:table-cell>
            <table:table-cell table:style-name="Táblázat1.C3" office:value-type="string">
              <text:p text:style-name="P18">-10 VÉ</text:p>
            </table:table-cell>
          </table:table-row>
          <table:table-row>
            <table:table-cell table:style-name="Táblázat1.A2" office:value-type="string">
              <text:p text:style-name="P19">11-15</text:p>
            </table:table-cell>
            <table:table-cell table:style-name="Táblázat1.B2" office:value-type="string">
              <text:p text:style-name="P17">6 ÉP</text:p>
            </table:table-cell>
            <table:table-cell table:style-name="Táblázat1.C2" office:value-type="string">
              <text:p text:style-name="P18">-15 VÉ</text:p>
            </table:table-cell>
          </table:table-row>
          <table:table-row>
            <table:table-cell table:style-name="Táblázat1.A3" office:value-type="string">
              <text:p text:style-name="P19">16-20</text:p>
            </table:table-cell>
            <table:table-cell table:style-name="Táblázat1.B3" office:value-type="string">
              <text:p text:style-name="P17">1<text:span text:style-name="T88">0</text:span> ÉP</text:p>
            </table:table-cell>
            <table:table-cell table:style-name="Táblázat1.C3" office:value-type="string">
              <text:p text:style-name="P18">-2<text:span text:style-name="T89">0</text:span> VÉ</text:p>
            </table:table-cell>
          </table:table-row>
          <table:table-row>
            <table:table-cell table:style-name="Táblázat1.A2" office:value-type="string">
              <text:p text:style-name="P19">21-25</text:p>
            </table:table-cell>
            <table:table-cell table:style-name="Táblázat1.B2" office:value-type="string">
              <text:p text:style-name="P17"><text:span text:style-name="T88">15</text:span> ÉP</text:p>
            </table:table-cell>
            <table:table-cell table:style-name="Táblázat1.C2" office:value-type="string">
              <text:p text:style-name="P18">-<text:span text:style-name="T89">3</text:span>0 VÉ</text:p>
            </table:table-cell>
          </table:table-row>
          <table:table-row>
            <table:table-cell table:style-name="Táblázat1.A3" office:value-type="string">
              <text:p text:style-name="P19">26-30</text:p>
            </table:table-cell>
            <table:table-cell table:style-name="Táblázat1.B3" office:value-type="string">
              <text:p text:style-name="P17"><text:span text:style-name="T88">21</text:span> ÉP</text:p>
            </table:table-cell>
            <table:table-cell table:style-name="Táblázat1.C3" office:value-type="string">
              <text:p text:style-name="P18">-<text:span text:style-name="T89">4</text:span>0 VÉ</text:p>
            </table:table-cell>
          </table:table-row>
          <table:table-row>
            <table:table-cell table:style-name="Táblázat1.A2" office:value-type="string">
              <text:p text:style-name="P19">31-35</text:p>
            </table:table-cell>
            <table:table-cell table:style-name="Táblázat1.B2" office:value-type="string">
              <text:p text:style-name="P17"><text:span text:style-name="T88">28</text:span> ÉP</text:p>
            </table:table-cell>
            <table:table-cell table:style-name="Táblázat1.C2" office:value-type="string">
              <text:p text:style-name="P18">-<text:span text:style-name="T89">5</text:span>0 VÉ</text:p>
            </table:table-cell>
          </table:table-row>
          <table:table-row>
            <table:table-cell table:style-name="Táblázat1.A3" office:value-type="string">
              <text:p text:style-name="P19">36-40</text:p>
            </table:table-cell>
            <table:table-cell table:style-name="Táblázat1.B3" office:value-type="string">
              <text:p text:style-name="P17"><text:span text:style-name="T88">36</text:span> ÉP</text:p>
            </table:table-cell>
            <table:table-cell table:style-name="Táblázat1.C3" office:value-type="string">
              <text:p text:style-name="P18">-<text:span text:style-name="T89">6</text:span>0 VÉ</text:p>
            </table:table-cell>
          </table:table-row>
          <table:table-row>
            <table:table-cell table:style-name="Táblázat1.A2" office:value-type="string">
              <text:p text:style-name="P19">41-45</text:p>
            </table:table-cell>
            <table:table-cell table:style-name="Táblázat1.B2" office:value-type="string">
              <text:p text:style-name="P17"><text:span text:style-name="T88">45</text:span> ÉP</text:p>
            </table:table-cell>
            <table:table-cell table:style-name="Táblázat1.C2" office:value-type="string">
              <text:p text:style-name="P18">-<text:span text:style-name="T89">7</text:span>0 VÉ</text:p>
            </table:table-cell>
          </table:table-row>
          <table:table-row>
            <table:table-cell table:style-name="Táblázat1.A3" office:value-type="string">
              <text:p text:style-name="P19">46-50</text:p>
            </table:table-cell>
            <table:table-cell table:style-name="Táblázat1.B3" office:value-type="string">
              <text:p text:style-name="P17"><text:span text:style-name="T88">55</text:span> ÉP</text:p>
            </table:table-cell>
            <table:table-cell table:style-name="Táblázat1.C3" office:value-type="string">
              <text:p text:style-name="P18">-<text:span text:style-name="T89">8</text:span>0 VÉ</text:p>
            </table:table-cell>
          </table:table-row>
        </table:table>
        <text:p text:style-name="P5"><text:span text:style-name="_5b_RPG_5d__20_Kiemelt_20_kifejezés"><text:span text:style-name="T26"><text:tab/>* Az 1-es k20 dobás mindig Enyhe seb </text:span></text:span></text:p>
        <text:p text:style-name="P5"><text:span text:style-name="_5b_RPG_5d__20_Kiemelt_20_kifejezés"><text:span text:style-name="T26"><text:tab/>(ha átmegy az SP az SFÉ-n)</text:span></text:span></text:p>
        <text:p text:style-name="P30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6">Erőbónusz</text:p>
            </table:table-cell>
            <table:table-cell table:style-name="Táblázat2.B1" office:value-type="string">
              <text:p text:style-name="P31">Erő 1:1</text:p>
            </table:table-cell>
          </table:table-row>
          <table:table-row>
            <table:table-cell table:style-name="Táblázat2.A2" office:value-type="string">
              <text:p text:style-name="P25">Többszörös túlütés<text:line-break/><text:span text:style-name="T28">(20-anként)</text:span></text:p>
            </table:table-cell>
            <table:table-cell table:style-name="Táblázat2.B2" office:value-type="string">
              <text:p text:style-name="P26"><text:span text:style-name="T64">+3</text:span> SP<text:line-break/><text:span text:style-name="T65">(max +9 SP)</text:span></text:p>
            </table:table-cell>
          </table:table-row>
          <table:table-row>
            <table:table-cell table:style-name="Táblázat2.A3" office:value-type="string">
              <text:p text:style-name="P25">Roham</text:p>
            </table:table-cell>
            <table:table-cell table:style-name="Táblázat2.B3" office:value-type="string">
              <text:p text:style-name="P29">+5 SP</text:p>
            </table:table-cell>
          </table:table-row>
          <table:table-row>
            <table:table-cell table:style-name="Táblázat2.A2" office:value-type="string">
              <text:p text:style-name="P25">00-ás dobás</text:p>
            </table:table-cell>
            <table:table-cell table:style-name="Táblázat2.B2" office:value-type="string">
              <text:p text:style-name="P29">+3 SP, SFÉ nem számít</text:p>
            </table:table-cell>
          </table:table-row>
          <table:table-row>
            <table:table-cell table:style-name="Táblázat2.A5" office:value-type="string">
              <text:p text:style-name="P25">01-es dobás</text:p>
            </table:table-cell>
            <table:table-cell table:style-name="Táblázat2.B5" office:value-type="string">
              <text:p text:style-name="P29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5"><text:span text:style-name="_5b_RPG_5d__20_Kiemelt_20_kifejezés"><text:span text:style-name="T19">Páncéldobás</text:span></text:span></text:p>
        <text:p text:style-name="P27"><text:span text:style-name="_5b_RPG_5d__20_Kiemelt_20_kifejezés"><text:span text:style-name="T26">Áldozat dobja </text:span></text:span><text:span text:style-name="_5b_RPG_5d__20_Kiemelt_20_kifejezés"><text:span text:style-name="T27">(</text:span></text:span><text:span text:style-name="_5b_RPG_5d__20_Kiemelt_20_kifejezés"><text:span text:style-name="T26">k10</text:span></text:span><text:span text:style-name="_5b_RPG_5d__20_Kiemelt_20_kifejezés"><text:span text:style-name="T27">)</text:span></text:span><text:span text:style-name="_5b_RPG_5d__20_Kiemelt_20_kifejezés"><text:span text:style-name="T2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5"><text:span text:style-name="_5b_RPG_5d__20_Kiemelt_20_kifejezés"><text:span text:style-name="T19">SFÉ</text:span></text:span></text:p>
        <text:p text:style-name="P15"><text:span text:style-name="_5b_RPG_5d__20_Kiemelt_20_kifejezés"><text:span text:style-name="T26">Levonódik az SP-ből.</text:span></text:span></text:p>
        <text:p text:style-name="P15"><text:span text:style-name="_5b_RPG_5d__20_Kiemelt_20_kifejezés"><text:span text:style-name="T26">Minden páncélnak szúró/vágó/zúzó SFÉ-je van</text:span></text:span></text:p>
        <text:p text:style-name="P15"><text:span text:style-name="_5b_RPG_5d__20_Kiemelt_20_kifejezés"><text:span text:style-name="T26"/></text:span></text:p>
        <text:p text:style-name="P15"><text:span text:style-name="_5b_RPG_5d__20_Kiemelt_20_kifejezés"><text:span text:style-name="T19">Átütés</text:span></text:span></text:p>
        <text:p text:style-name="P15"><text:span text:style-name="_5b_RPG_5d__20_Kiemelt_20_kifejezés"><text:span text:style-name="T26">SFÉ-ből lejön a fegyver Átütése (ha van).<text:line-break/>Például: csákánynak van.</text:span></text:span></text:p>
        <text:p text:style-name="P14"/>
        <text:p text:style-name="P69"><text:span text:style-name="_5b_RPG_5d__20_Kiemelt_20_kifejezés"><text:span text:style-name="T75">Csataszabályok</text:span></text:span><text:span text:style-name="_5b_RPG_5d__20_Kiemelt_20_kifejezés"><text:span text:style-name="T76"> (nagy tömegjelenetnél)</text:span></text:span></text:p>
        <text:list text:style-name="L8">
          <text:list-item>
            <text:p text:style-name="P82">+20 TÉ mindenkinek</text:p>
          </text:list-item>
          <text:list-item>
            <text:p text:style-name="P82">Nincs VÉ csökkentés</text:p>
          </text:list-item>
          <text:list-item>
            <text:p text:style-name="P82">Nincs páncéldobás</text:p>
          </text:list-item>
          <text:list-item>
            <text:p text:style-name="P82">TÉ/VÉ értékeket kerekítjük 10-zel oszthatóan (1-5: lefelé, 6-9: felfelé)</text:p>
          </text:list-item>
          <text:list-item>
            <text:p text:style-name="P82">Támadó dobás eredményét is kerekítjük ugyanígy</text:p>
          </text:list-item>
          <text:list-item>
            <text:p text:style-name="P83"><text:span text:style-name="_5b_RPG_5d__20_Kiemelt_20_kifejezés"><text:span text:style-name="T34">Erősített sebzés: </text:span></text:span><text:span text:style-name="_5b_RPG_5d__20_Kiemelt_20_kifejezés"><text:span text:style-name="T35">1-10: 6ÉP, <text:line-break/>11-20: 12ÉP; 21-30: 20ÉP, 31-től halál </text:span></text:span></text:p>
          </text:list-item>
        </text:list>
        <text:p text:style-name="P20"><text:span text:style-name="_5b_RPG_5d__20_Kiemelt_20_kifejezés"><text:span text:style-name="T35"/></text:span></text:p>
        <text:p text:style-name="P22">Puszta kéz: <text:s/><text:line-break/> <text:s/><text:span text:style-name="T26">Közelharc alap + KÉ: -10, TÉ: -10, VÉ: -10 </text:span></text:p>
        <text:p text:style-name="P23">Érintő támadás: <text:line-break/> <text:s/><text:span text:style-name="T26">Közelharc alap + <text:s/></text:span><text:span text:style-name="_5b_RPG_5d__20_Kiemelt_20_kifejezés"><text:span text:style-name="T35">KÉ: -10, TÉ: 0, VÉ: -10 </text:span></text:span></text:p>
        <text:p text:style-name="P21"><text:span text:style-name="_5b_RPG_5d__20_Kiemelt_20_kifejezés"><text:span text:style-name="T77"/></text:span></text:p>
        <text:p text:style-name="P24"><text:span text:style-name="_5b_RPG_5d__20_Kiemelt_20_kifejezés"><text:span text:style-name="T79">Kábulat ÉP (KT):</text:span></text:span></text:p>
        <text:p text:style-name="P24"><text:span text:style-name="_5b_RPG_5d__20_Kiemelt_20_kifejezés"><text:span text:style-name="T78">Minden 5.KT 1 ÉP-t okoz: 4KT, 1ÉP</text:span></text:span></text:p>
      </text:section>
      <text:p text:style-name="Standard"><text:span text:style-name="_5b_RPG_5d__20_Kiemelt_20_kifejezés"><text:span text:style-name="T30">VÉ regenerálódás</text:span></text:span><text:span text:style-name="_5b_RPG_5d__20_Kiemelt_20_kifejezés"><text:span text:style-name="T29">: 1 kör (pihenéssel töltött) idő alatt visszatér (a sebesülésből kapott nem)</text:span></text:span></text:p>
      <text:p text:style-name="P28"><text:span text:style-name="T1">Győzelmi szabály</text:span>: Ha a karakter végzett egy ellenfelével: visszatér +10 VÉ</text:p>
      <text:p text:style-name="P28"/>
      <text:p text:style-name="P28"/>
      <text:section text:style-name="Sect4" text:name="Section2">
        <text:p text:style-name="Text_20_body"><text:span text:style-name="_5b_RPG_5d__20_Kiemelt_20_kifejezés">Manőver</text:span></text:p>
        <text:p text:style-name="P52"><text:span text:style-name="_5b_RPG_5d__20_Kiemelt_20_kifejezés"><text:span text:style-name="T21">Egy </text:span></text:span><text:span text:style-name="_5b_RPG_5d__20_Kiemelt_20_kifejezés"><text:span text:style-name="T25">akciót</text:span></text:span><text:span text:style-name="_5b_RPG_5d__20_Kiemelt_20_kifejezés"><text:span text:style-name="T21"> emészt fel. Lépései:</text:span></text:span></text:p>
        <text:p text:style-name="P4"><text:span text:style-name="_5b_RPG_5d__20_Kiemelt_20_kifejezés"><text:span text:style-name="T23">- 0. </text:span></text:span><text:span text:style-name="_5b_RPG_5d__20_Kiemelt_20_kifejezés"><text:span text:style-name="T19">Megakasztás</text:span></text:span><text:span text:style-name="_5b_RPG_5d__20_Kiemelt_20_kifejezés"><text:span text:style-name="T21"> </text:span></text:span><text:span text:style-name="_5b_RPG_5d__20_Kiemelt_20_kifejezés"><text:span text:style-name="T23">(ha van)</text:span></text:span><text:span text:style-name="_5b_RPG_5d__20_Kiemelt_20_kifejezés"><text:span text:style-name="T21">: </text:span></text:span><text:span text:style-name="_5b_RPG_5d__20_Kiemelt_20_kifejezés"><text:span text:style-name="T22">ilyenkor az </text:span></text:span><text:span text:style-name="_5b_RPG_5d__20_Kiemelt_20_kifejezés"><text:span text:style-name="T21">áldozat dob sima támadást, ha sebző, megakadályozta a manővert.</text:span></text:span></text:p>
        <text:p text:style-name="P52"><text:span text:style-name="_5b_RPG_5d__20_Kiemelt_20_kifejezés"><text:span text:style-name="T21">- 1. </text:span></text:span><text:span text:style-name="_5b_RPG_5d__20_Kiemelt_20_kifejezés"><text:span text:style-name="T19">Végrehajtás</text:span></text:span><text:span text:style-name="_5b_RPG_5d__20_Kiemelt_20_kifejezés"><text:span text:style-name="T21">: Támadó dobás (TÉ+20). Ha megv</text:span></text:span><text:span text:style-name="_5b_RPG_5d__20_Kiemelt_20_kifejezés"><text:span text:style-name="T22">an:</text:span></text:span></text:p>
        <text:p text:style-name="P52"><text:span text:style-name="_5b_RPG_5d__20_Kiemelt_20_kifejezés"><text:span text:style-name="T21">- 2. </text:span></text:span><text:span text:style-name="_5b_RPG_5d__20_Kiemelt_20_kifejezés"><text:span text:style-name="T19">Ellenpróba</text:span></text:span><text:span text:style-name="_5b_RPG_5d__20_Kiemelt_20_kifejezés"><text:span text:style-name="T21">:</text:span></text:span></text:p>
        <text:p text:style-name="P71"><text:span text:style-name="_5b_RPG_5d__20_Kiemelt_20_kifejezés"><text:span text:style-name="T21"><text:s text:c="2"/>(Harcmodor + </text:span></text:span><text:span text:style-name="_5b_RPG_5d__20_Kiemelt_20_kifejezés"><text:span text:style-name="T24">(HM/10) + </text:span></text:span><text:span text:style-name="_5b_RPG_5d__20_Kiemelt_20_kifejezés"><text:span text:style-name="T21">k10) <text:s text:c="2"/>vs. </text:span></text:span></text:p>
        <text:p text:style-name="P71"><text:span text:style-name="_5b_RPG_5d__20_Kiemelt_20_kifejezés"><text:span text:style-name="T21"><text:s text:c="2"/>(Harcmodor + </text:span></text:span><text:span text:style-name="_5b_RPG_5d__20_Kiemelt_20_kifejezés"><text:span text:style-name="T24">(HM/10) + </text:span></text:span><text:span text:style-name="_5b_RPG_5d__20_Kiemelt_20_kifejezés"><text:span text:style-name="T21">manőver nehézség)</text:span></text:span></text:p>
        <text:p text:style-name="P3"><text:span text:style-name="_5b_RPG_5d__20_Kiemelt_20_kifejezés"><text:span text:style-name="T33"/></text:span></text:p>
        <text:p text:style-name="P90">Speciális Támadó dobás értékek</text:p>
        <text:p text:style-name="P89"/>
        <text:p text:style-name="P89"><text:span text:style-name="T1">00 dobás</text:span>: Tuti találat, SFÉ nem számít, +5 SP sebzés. Ha így sincs túlütés, akkor az össz sebzés <text:span text:style-name="T1">3 ÉP</text:span>.</text:p>
        <text:p text:style-name="P89"/>
        <text:p text:style-name="P89"><text:span text:style-name="T1">01 dobás</text:span>: Tuti rontás. Hatás: a KM képzelete. Hehe.</text:p>
      </text:section>
      <text:p text:style-name="P51"><text:span text:style-name="_5b_RPG_5d__20_Kiemelt_20_kifejezés">Sérülés hatása képzettségpróbára</text:span></text:p>
      <text:p text:style-name="P52"><text:span text:style-name="_5b_RPG_5d__20_Kiemelt_20_kifejezés"><text:span text:style-name="T8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>S1</text:p>
          </table:table-cell>
          <table:table-cell table:style-name="Table1.A1" office:value-type="string">
            <text:p text:style-name="P53">S2</text:p>
          </table:table-cell>
          <table:table-cell table:style-name="Table1.A1" office:value-type="string">
            <text:p text:style-name="P53">S3</text:p>
          </table:table-cell>
          <table:table-cell table:style-name="Table1.E1" office:value-type="string">
            <text:p text:style-name="P53">S4</text:p>
          </table:table-cell>
        </table:table-row>
        <table:table-row>
          <table:table-cell table:style-name="Table1.A2" office:value-type="string">
            <text:p text:style-name="P54"><text:span text:style-name="_5b_RPG_5d__20_Kiemelt_20_kifejezés"><text:span text:style-name="T8">fizikai</text:span></text:span>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54">-2</text:p>
          </table:table-cell>
          <table:table-cell table:style-name="Table1.A2" office:value-type="string">
            <text:p text:style-name="P54">-4</text:p>
          </table:table-cell>
          <table:table-cell table:style-name="Table1.E2" office:value-type="string">
            <text:p text:style-name="P54">-6</text:p>
          </table:table-cell>
        </table:table-row>
        <table:table-row>
          <table:table-cell table:style-name="Table1.A2" office:value-type="string">
            <text:p text:style-name="P54">egyéb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54">-1</text:p>
          </table:table-cell>
          <table:table-cell table:style-name="Table1.E2" office:value-type="string">
            <text:p text:style-name="P54">-3</text:p>
          </table:table-cell>
        </table:table-row>
      </table:table>
      <text:p text:style-name="P55"><text:span text:style-name="_5b_RPG_5d__20_Kiemelt_20_kifejezés"><text:span text:style-name="T36"><text:s/></text:span></text:span></text:p>
      <text:h text:style-name="P74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9">Támadó taktika: <text:s text:c="2"/></text:span></text:span><text:span text:style-name="_5b_RPG_5d__20_Kiemelt_20_kifejezés"><text:span text:style-name="T44"><text:s/>TÉ:+1 </text:span></text:span><text:span text:style-name="_5b_RPG_5d__20_Kiemelt_20_kifejezés"><text:span text:style-name="T16">→</text:span></text:span><text:span text:style-name="_5b_RPG_5d__20_Kiemelt_20_kifejezés"><text:span text:style-name="T44">VÉ:-2 <text:s text:c="3"/>(Max +15 TÉ / -</text:span></text:span><text:span text:style-name="_5b_RPG_5d__20_Kiemelt_20_kifejezés"><text:span text:style-name="T45">30 VÉ</text:span></text:span><text:span text:style-name="_5b_RPG_5d__20_Kiemelt_20_kifejezés"><text:span text:style-name="T44">)</text:span></text:span></text:p>
      <text:p text:style-name="Text_20_body"><text:span text:style-name="_5b_RPG_5d__20_Kiemelt_20_kifejezés"><text:span text:style-name="T39">Véd</text:span></text:span><text:span text:style-name="_5b_RPG_5d__20_Kiemelt_20_kifejezés"><text:span text:style-name="T40">ő</text:span></text:span><text:span text:style-name="_5b_RPG_5d__20_Kiemelt_20_kifejezés"><text:span text:style-name="T39"> taktika:</text:span></text:span><text:span text:style-name="_5b_RPG_5d__20_Kiemelt_20_kifejezés"><text:span text:style-name="T44"> VÉ:+1 </text:span></text:span><text:span text:style-name="_5b_RPG_5d__20_Kiemelt_20_kifejezés"><text:span text:style-name="T16">→T</text:span></text:span><text:span text:style-name="_5b_RPG_5d__20_Kiemelt_20_kifejezés"><text:span text:style-name="T44">É:-2 <text:s text:c="3"/>(Max +20 VÉ / -</text:span></text:span><text:span text:style-name="_5b_RPG_5d__20_Kiemelt_20_kifejezés"><text:span text:style-name="T45">40 TÉ</text:span></text:span><text:span text:style-name="_5b_RPG_5d__20_Kiemelt_20_kifejezés"><text:span text:style-name="T44">)</text:span></text:span></text:p>
      <text:p text:style-name="Text_20_body"><text:span text:style-name="_5b_RPG_5d__20_Kiemelt_20_kifejezés"><text:span text:style-name="T40">Teljes </text:span></text:span><text:span text:style-name="_5b_RPG_5d__20_Kiemelt_20_kifejezés"><text:span text:style-name="T39">Védekez</text:span></text:span><text:span text:style-name="_5b_RPG_5d__20_Kiemelt_20_kifejezés"><text:span text:style-name="T41">és</text:span></text:span><text:span text:style-name="_5b_RPG_5d__20_Kiemelt_20_kifejezés"><text:span text:style-name="T39"> </text:span></text:span><text:span text:style-name="_5b_RPG_5d__20_Kiemelt_20_kifejezés"><text:span text:style-name="T42">t</text:span></text:span><text:span text:style-name="_5b_RPG_5d__20_Kiemelt_20_kifejezés"><text:span text:style-name="T40">aktika</text:span></text:span><text:span text:style-name="_5b_RPG_5d__20_Kiemelt_20_kifejezés"><text:span text:style-name="T39">: <text:s text:c="3"/></text:span></text:span><text:span text:style-name="T48">VÉ:+</text:span><text:span text:style-name="T50">30, csak kiskockával csökkenthet</text:span><text:span text:style-name="T52">nek</text:span><text:span text:style-name="T50"> rajtad VÉ-t. </text:span><text:span text:style-name="T51">Nem </text:span><text:span text:style-name="_5b_RPG_5d__20_Kiemelt_20_kifejezés"><text:span text:style-name="T44">támadhat</text:span></text:span><text:span text:style-name="_5b_RPG_5d__20_Kiemelt_20_kifejezés"><text:span text:style-name="T46">sz</text:span></text:span><text:span text:style-name="_5b_RPG_5d__20_Kiemelt_20_kifejezés"><text:span text:style-name="T44">, </text:span></text:span><text:span text:style-name="_5b_RPG_5d__20_Kiemelt_20_kifejezés"><text:span text:style-name="T46">folyamatosan </text:span></text:span><text:span text:style-name="_5b_RPG_5d__20_Kiemelt_20_kifejezés"><text:span text:style-name="T44">hátrál</text:span></text:span><text:span text:style-name="_5b_RPG_5d__20_Kiemelt_20_kifejezés"><text:span text:style-name="T46">nod kell.</text:span></text:span></text:p>
      <text:p text:style-name="Text_20_body"><text:span text:style-name="_5b_RPG_5d__20_Kiemelt_20_kifejezés"><text:span text:style-name="T39"/></text:span></text:p>
      <text:p text:style-name="Text_20_body"><text:span text:style-name="_5b_RPG_5d__20_Kiemelt_20_kifejezés"><text:span text:style-name="T39">Kezdeményező Taktika: <text:s text:c="2"/></text:span></text:span><text:span text:style-name="_5b_RPG_5d__20_Kiemelt_20_kifejezés"><text:span text:style-name="T44">+1KÉ </text:span></text:span><text:span text:style-name="_5b_RPG_5d__20_Kiemelt_20_kifejezés"><text:span text:style-name="T37">→</text:span></text:span><text:span text:style-name="_5b_RPG_5d__20_Kiemelt_20_kifejezés"><text:span text:style-name="T44"> -2VÉ <text:s text:c="2"/>(max: </text:span></text:span><text:span text:style-name="_5b_RPG_5d__20_Kiemelt_20_kifejezés"><text:span text:style-name="T47">KÉ:+</text:span></text:span><text:span text:style-name="_5b_RPG_5d__20_Kiemelt_20_kifejezés"><text:span text:style-name="T44">10)</text:span></text:span></text:p>
      <text:p text:style-name="P66"><text:span text:style-name="T1">Kiváró Taktika: </text:span><text:span text:style-name="T8">Nyert </text:span><text:span text:style-name="T9">Kezdeményezés esetén</text:span><text:span text:style-name="T8"> átengedett támadás </text:span><text:span text:style-name="_5b_RPG_5d__20_Kiemelt_20_kifejezés"><text:span text:style-name="T37">→</text:span></text:span><text:span text:style-name="_5b_RPG_5d__20_Kiemelt_20_kifejezés"><text:span text:style-name="T44"> </text:span></text:span><text:span text:style-name="T8">E</text:span><text:span text:style-name="T38">lső visszatámadásra</text:span><text:span text:style-name="T44"> </text:span><text:span text:style-name="T48">+5 TÉ</text:span></text:p>
      <text:p text:style-name="Text_20_body"><text:span text:style-name="_5b_RPG_5d__20_Kiemelt_20_kifejezés">Fáraszt</text:span><text:span text:style-name="_5b_RPG_5d__20_Kiemelt_20_kifejezés"><text:span text:style-name="T91">ó taktika</text:span></text:span><text:span text:style-name="_5b_RPG_5d__20_Kiemelt_20_kifejezés">:</text:span><text:span text:style-name="_5b_RPG_5d__20_Kiemelt_20_kifejezés"><text:span text:style-name="T8"> </text:span></text:span><text:span text:style-name="_5b_RPG_5d__20_Kiemelt_20_kifejezés"><text:span text:style-name="T10">VÉ csökk: +2; </text:span></text:span><text:span text:style-name="_5b_RPG_5d__20_Kiemelt_20_kifejezés"><text:span text:style-name="T8">Sebzés helyett: (Nagykocka +10 VÉ csökkentés). </text:span></text:span><text:span text:style-name="_5b_RPG_5d__20_Kiemelt_20_kifejezés"><text:span text:style-name="T14">00 dobásnál tovább +5VÉ csökk.<text:line-break/></text:span></text:span><text:span text:style-name="_5b_RPG_5d__20_Kiemelt_20_kifejezés"><text:span text:style-name="T13">Nem kombinálható más taktikával. </text:span></text:span><text:span text:style-name="_5b_RPG_5d__20_Kiemelt_20_kifejezés"><text:span text:style-name="T14">Előnyös helyzetben használható csak.</text:span></text:span></text:p>
      <text:p text:style-name="Text_20_body"><text:span text:style-name="_5b_RPG_5d__20_Kiemelt_20_kifejezés"/></text:p>
      <text:p text:style-name="Text_20_body"><text:span text:style-name="_5b_RPG_5d__20_Kiemelt_20_kifejezés">Roham </text:span><text:span text:style-name="_5b_RPG_5d__20_Kiemelt_20_kifejezés"><text:span text:style-name="T91">taktika</text:span></text:span><text:span text:style-name="_5b_RPG_5d__20_Kiemelt_20_kifejezés">: </text:span>+ 20 TÉ, - 40 VÉ, VÉ csökkentés duplázódik; <text:s text:c="5"/>Sebzés: +5 SP</text:p>
      <text:p text:style-name="Text_20_body"><text:span text:style-name="_5b_RPG_5d__20_Kiemelt_20_kifejezés">Öngyilkos Roham </text:span><text:span text:style-name="_5b_RPG_5d__20_Kiemelt_20_kifejezés"><text:span text:style-name="T91">taktika</text:span></text:span><text:span text:style-name="_5b_RPG_5d__20_Kiemelt_20_kifejezés">: </text:span>+ 25 TÉ, - 50 VÉ, VÉ csökkentés duplázódik; <text:s text:c="5"/>Sebzés: +7 SP</text:p>
      <text:p text:style-name="P88"><text:span text:style-name="T39">Támadás erőből </text:span><text:span text:style-name="T43">taktika</text:span><text:span text:style-name="T48">: <text:s/>+1 SP → -3 TÉ </text:span><text:span text:style-name="T49">(Támadás Erőből fortély (2) követelmény)</text:span></text:p>
      <text:p text:style-name="P94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2"><text:span text:style-name="_5b_RPG_5d_Kiemelt_20_kifejezés"><text:span text:style-name="T57">Leütés hátulról (fejre/tarkóra)</text:span></text:span></text:p>
            <text:list text:style-name="L3">
              <text:list-item>
                <text:list>
                  <text:list-item text:start-value="1">
                    <text:p text:style-name="P85">Követelmény: Észrevétlen támadás</text:p>
                  </text:list-item>
                  <text:list-item>
                    <text:p text:style-name="P85">Célpont VÉ = 30 + mozgás jellegétől függő módosító (lásd Észrevétlen támadás)</text:p>
                  </text:list-item>
                </text:list>
              </text:list-item>
            </text:list>
            <text:p text:style-name="P47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5">Hogy megkapjuk a valós ÉP seb mennyiségét, amit az </text:span>áldozat<text:span text:style-name="T15"> elszenved, dobjunk k3-al:</text:span></text:p>
            <text:list text:style-name="L4">
              <text:list-item>
                <text:p text:style-name="P86">1: nincs ÉP seb</text:p>
              </text:list-item>
              <text:list-item>
                <text:p text:style-name="P86">2: sebzés fele bement ÉP-ben</text:p>
              </text:list-item>
              <text:list-item>
                <text:p text:style-name="P86">3: a teljes sebzés bement ÉP-ben</text:p>
              </text:list-item>
            </text:list>
            <text:p text:style-name="P45">Ez azért van, mert egy járatlan támadó nem tudja olyan jól megbecsülni a szükséges erő nagyságát, ha rosszul méri fel az erejét, könnyen komoly sebet okozhat.</text:p>
            <text:p text:style-name="P45"/>
            <text:p text:style-name="P45">„Harci anatómia” fortély minden foka</text:p>
            <text:list text:style-name="L5">
              <text:list-item>
                <text:p text:style-name="P87">3-al emeli a Fájdalomtűrés célszámát</text:p>
              </text:list-item>
              <text:list-item>
                <text:p text:style-name="P87">1 seb kategóriával kevesebb kell <text:s/>(Pl. 2.fokon már csak 3 ÉP sebzés elég)</text:p>
              </text:list-item>
              <text:list-item>
                <text:p text:style-name="P87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58">Megjegyezés: a Markolat sebzése: k20+0 SP (Zúzó) </text:span></text:span></text:p>
          </table:table-cell>
        </table:table-row>
      </table:table>
      <text:p text:style-name="P12"><text:span text:style-name="_5b_RPG_5d_Kiemelt_20_kifejezés"><text:span text:style-name="T57"/></text:span></text:p>
      <text:p text:style-name="P95"><text:span text:style-name="_5b_RPG_5d_Kiemelt_20_kifejezés"><text:span text:style-name="T62">Visszafogott csapás / Harc az ellenfél elfogásáért</text:span></text:span><text:span text:style-name="_5b_RPG_5d_Kiemelt_20_kifejezés"><text:span text:style-name="T57">: </text:span></text:span><text:span text:style-name="_5b_RPG_5d_Kiemelt_20_kifejezés"><text:span text:style-name="T85">TODO</text:span></text:span></text:p>
      <text:p text:style-name="P95"><text:span text:style-name="_5b_RPG_5d_Kiemelt_20_kifejezés"><text:span text:style-name="T84"/></text:span></text:p>
      <text:p text:style-name="Text_20_body"><text:span text:style-name="_5b_RPG_5d_Kiemelt_20_kifejezés"><text:span text:style-name="T57">Orvtámadás</text:span></text:span></text:p>
      <text:p text:style-name="Text_20_body"><text:span text:style-name="_5b_RPG_5d_Kiemelt_20_kifejezés"><text:span text:style-name="T58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57"/></text:span></text:p>
      <text:p text:style-name="P91"><text:span text:style-name="_5b_RPG_5d_Kiemelt_20_kifejezés"><text:span text:style-name="T60">Érintő támadás</text:span></text:span></text:p>
      <text:p text:style-name="P91"><text:span text:style-name="_5b_RPG_5d_Kiemelt_20_kifejezés"><text:span text:style-name="T59">KÉ:0, TÉ:0, VÉ:-10</text:span></text:span></text:p>
      <text:p text:style-name="Text_20_body"/>
      <text:p text:style-name="P96"><text:span text:style-name="T1">Csonkolás </text:span><text:span text:style-name="T6">és törés</text:span>: Végtagra támadás szükséges hozzá, valamint megfelelő mennyiségű ÉP sebzés</text:p>
      <text:p text:style-name="P96">Kéz csonkolása: (áldozat max <text:span text:style-name="T92">(</text:span>ÉP / 3 <text:span text:style-name="T92">)</text:span>↑) <text:s/>sebzés szükséges</text:p>
      <text:p text:style-name="P96"><text:span text:style-name="_5b_RPG_5d_Kiemelt_20_kifejezés"><text:span text:style-name="T55">Láb csonkolása: (áldozat max (ÉP / 2)↑) sebzés szükséges</text:span></text:span></text:p>
      <text:p text:style-name="P96"><text:span text:style-name="_5b_RPG_5d_Kiemelt_20_kifejezés"><text:span text:style-name="T54"/></text:span></text:p>
      <text:p text:style-name="P96"><text:span text:style-name="_5b_RPG_5d_Kiemelt_20_kifejezés"><text:span text:style-name="T57">Pontok támadása harc közben</text:span></text:span></text:p>
      <text:p text:style-name="P92">Lásd Területre/Pontra támadás manővert!</text:p>
      <text:p text:style-name="P42"/>
      <text:p text:style-name="P44"><text:span text:style-name="T1">Mögékerülés, Rávetődés, Nyakba ugrás hátulról</text:span>: <text:span text:style-name="T83">TODO</text:span></text:p>
      <text:p text:style-name="P42"/>
      <text:p text:style-name="P95"><text:span text:style-name="T83"/></text:p>
      <text:p text:style-name="P42"/>
      <text:h text:style-name="P74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62">Szituáció</text:p>
          </table:table-cell>
          <table:table-cell table:style-name="Táblázat12.A1" office:value-type="string">
            <text:p text:style-name="P62">Módosító</text:p>
          </table:table-cell>
          <table:table-cell table:style-name="Táblázat12.C1" office:value-type="string">
            <text:p text:style-name="P62">Megjegyzés</text:p>
          </table:table-cell>
        </table:table-row>
        <table:table-row table:style-name="Táblázat12.1">
          <table:table-cell table:style-name="Táblázat12.A2" office:value-type="string">
            <text:p text:style-name="P63">Meglepetés</text:p>
          </table:table-cell>
          <table:table-cell table:style-name="Táblázat12.A2" office:value-type="string">
            <text:p text:style-name="P58">+20 TÉ</text:p>
          </table:table-cell>
          <table:table-cell table:style-name="Táblázat12.C2" office:value-type="string">
            <text:p text:style-name="P59">A támadó kapja a módosítót.</text:p>
            <text:p text:style-name="P59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63">Támadás hátulról</text:p>
          </table:table-cell>
          <table:table-cell table:style-name="Táblázat12.A2" office:value-type="string">
            <text:p text:style-name="P58">+<text:span text:style-name="T80">2</text:span>0 TÉ</text:p>
          </table:table-cell>
          <table:table-cell table:style-name="Táblázat12.C2" office:value-type="string">
            <text:p text:style-name="P59">A támadó kapja a módosítót.</text:p>
            <text:p text:style-name="P59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63">Támadás félhátulról</text:p>
          </table:table-cell>
          <table:table-cell table:style-name="Táblázat12.A2" office:value-type="string">
            <text:p text:style-name="P58">+<text:span text:style-name="T80">10</text:span> TÉ</text:p>
          </table:table-cell>
          <table:table-cell table:style-name="Táblázat12.C2" office:value-type="string">
            <text:p text:style-name="P64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48">Készületlenség</text:p>
          </table:table-cell>
          <table:table-cell table:style-name="Táblázat12.A2" office:value-type="string">
            <text:p text:style-name="P58">Lásd a Meglepetést</text:p>
          </table:table-cell>
          <table:table-cell table:style-name="Táblázat12.C2" office:value-type="string">
            <text:p text:style-name="P59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63"><text:span text:style-name="T80">Kábult/</text:span>Megrendült állapot</text:p>
          </table:table-cell>
          <table:table-cell table:style-name="Táblázat12.A2" office:value-type="string">
            <text:p text:style-name="P58">-10KÉ, -20TÉ, -2 Sebzés</text:p>
          </table:table-cell>
          <table:table-cell table:style-name="Táblázat12.C2" office:value-type="string">
            <text:p text:style-name="P59">Kábulat, rosszullét, mérgezés esetén ideiglenesen ezek a levonások járnak. A KM – belátása szerint – adhat KT „sebesülést” is</text:p>
            <text:p text:style-name="P59">(pl. mérgezésnél)</text:p>
          </table:table-cell>
        </table:table-row>
        <table:table-row table:style-name="Táblázat12.1">
          <table:table-cell table:style-name="Táblázat12.A2" office:value-type="string">
            <text:p text:style-name="P63">Észrevétlen támadás</text:p>
          </table:table-cell>
          <table:table-cell table:style-name="Táblázat12.A2" office:value-type="string">
            <text:p text:style-name="P61">(Alap VÉ ilyenkor: 30)</text:p>
            <text:p text:style-name="P61">+</text:p>
            <text:p text:style-name="P60"><text:span text:style-name="T70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56">Célpont mozgásának jellege</text:p>
                </table:table-cell>
                <table:table-cell table:style-name="Táblázat69.B1" office:value-type="string">
                  <text:p text:style-name="P56">VÉ</text:p>
                </table:table-cell>
              </table:table-row>
              <table:table-row>
                <table:table-cell table:style-name="Táblázat69.A2" office:value-type="string">
                  <text:p text:style-name="P57">Álló helyzet <text:line-break/>(vagy lassan sétáló hátulról)</text:p>
                </table:table-cell>
                <table:table-cell table:style-name="Táblázat69.B2" office:value-type="string">
                  <text:p text:style-name="P57"><text:span text:style-name="T70">+</text:span>0</text:p>
                </table:table-cell>
              </table:table-row>
              <table:table-row>
                <table:table-cell table:style-name="Táblázat69.A2" office:value-type="string">
                  <text:p text:style-name="P57">Lassú egyenletes (séta)</text:p>
                </table:table-cell>
                <table:table-cell table:style-name="Táblázat69.B2" office:value-type="string">
                  <text:p text:style-name="P57"><text:span text:style-name="T70">+</text:span>20</text:p>
                </table:table-cell>
              </table:table-row>
              <table:table-row>
                <table:table-cell table:style-name="Táblázat69.A2" office:value-type="string">
                  <text:p text:style-name="P57">Egyenletes kocogás</text:p>
                </table:table-cell>
                <table:table-cell table:style-name="Táblázat69.B2" office:value-type="string">
                  <text:p text:style-name="P57"><text:span text:style-name="T70">+</text:span>40</text:p>
                </table:table-cell>
              </table:table-row>
              <table:table-row>
                <table:table-cell table:style-name="Táblázat69.A2" office:value-type="string">
                  <text:p text:style-name="P57">Sprint egyenes vonalon</text:p>
                </table:table-cell>
                <table:table-cell table:style-name="Táblázat69.B2" office:value-type="string">
                  <text:p text:style-name="P57"><text:span text:style-name="T70">+</text:span>60</text:p>
                </table:table-cell>
              </table:table-row>
              <table:table-row>
                <table:table-cell table:style-name="Táblázat69.A2" office:value-type="string">
                  <text:p text:style-name="P57">Lassú kiszámíthatatlan</text:p>
                </table:table-cell>
                <table:table-cell table:style-name="Táblázat69.B2" office:value-type="string">
                  <text:p text:style-name="P57"><text:span text:style-name="T70">+</text:span>40</text:p>
                </table:table-cell>
              </table:table-row>
              <table:table-row>
                <table:table-cell table:style-name="Táblázat69.A2" office:value-type="string">
                  <text:p text:style-name="P57">Közepesen gyors, kiszámíthatatlan</text:p>
                </table:table-cell>
                <table:table-cell table:style-name="Táblázat69.B2" office:value-type="string">
                  <text:p text:style-name="P57"><text:span text:style-name="T70">+</text:span>70</text:p>
                </table:table-cell>
              </table:table-row>
              <table:table-row>
                <table:table-cell table:style-name="Táblázat69.A2" office:value-type="string">
                  <text:p text:style-name="P57">Gyors, kiszámíthatatlan</text:p>
                </table:table-cell>
                <table:table-cell table:style-name="Táblázat69.B2" office:value-type="string">
                  <text:p text:style-name="P57"><text:span text:style-name="T70">+</text:span>100</text:p>
                </table:table-cell>
              </table:table-row>
            </table:table>
            <text:p text:style-name="P64">Követelménye: Sikeres „Lopakodás/rejtőzés” vs <text:s/>„Észlelés” ellenpróba </text:p>
            <text:p text:style-name="P59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63">Képzetlen fegyverhasználat</text:p>
          </table:table-cell>
          <table:table-cell table:style-name="Táblázat12.A2" office:value-type="string">
            <text:p text:style-name="P58">KÉ: -20, TÉ: -30, <text:line-break/>VÉ:-30, CÉ: -30</text:p>
          </table:table-cell>
          <table:table-cell table:style-name="Táblázat12.C2" office:value-type="string">
            <text:p text:style-name="P64"/>
          </table:table-cell>
        </table:table-row>
        <table:table-row table:style-name="Táblázat12.1">
          <table:table-cell table:style-name="Táblázat12.A2" office:value-type="string">
            <text:p text:style-name="P63">Harc puszta kézzel</text:p>
          </table:table-cell>
          <table:table-cell table:style-name="Táblázat12.A2" office:value-type="string">
            <text:p text:style-name="P58">KÉ: -10, TÉ: -10, VÉ: -10</text:p>
          </table:table-cell>
          <table:table-cell table:style-name="Táblázat12.C2" office:value-type="string">
            <text:p text:style-name="P64"/>
          </table:table-cell>
        </table:table-row>
        <table:table-row table:style-name="Táblázat12.1">
          <table:table-cell table:style-name="Táblázat12.A2" office:value-type="string">
            <text:p text:style-name="P63">Érintő támadás</text:p>
          </table:table-cell>
          <table:table-cell table:style-name="Táblázat12.A2" office:value-type="string">
            <text:p text:style-name="P58">KÉ: 0, TÉ: 0, VÉ: -10</text:p>
          </table:table-cell>
          <table:table-cell table:style-name="Táblázat12.C2" office:value-type="string">
            <text:p text:style-name="P64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63">Harc rosszabbik kézben tartott fegyverrel</text:p>
          </table:table-cell>
          <table:table-cell table:style-name="Táblázat12.A2" office:value-type="string">
            <text:p text:style-name="P58">-10 KÉ, -20 TÉ, -20VÉ</text:p>
          </table:table-cell>
          <table:table-cell table:style-name="Táblázat12.C2" office:value-type="string">
            <text:p text:style-name="P64">Kivétel:</text:p>
            <text:list text:style-name="L6">
              <text:list-item>
                <text:p text:style-name="P98">Kétkezesség fortély. Csak annyit ad, hogy rosszabbik kézzel is levonás nélkül tudsz harcolni, de csak 1 fegyverrel!!</text:p>
              </text:list-item>
              <text:list-item>
                <text:p text:style-name="P98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63">Harc magasabbról</text:p>
          </table:table-cell>
          <table:table-cell table:style-name="Táblázat12.A2" office:value-type="string">
            <text:p text:style-name="P63">+10 TÉ</text:p>
          </table:table-cell>
          <table:table-cell table:style-name="Táblázat12.C2" office:value-type="string">
            <text:p text:style-name="P64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63">Harc gyűlöletből</text:p>
          </table:table-cell>
          <table:table-cell table:style-name="Táblázat12.A2" office:value-type="string">
            <text:p text:style-name="P63">+15TÉ, <text:s/>-30VÉ</text:p>
          </table:table-cell>
          <table:table-cell table:style-name="Táblázat12.C2" office:value-type="string">
            <text:p text:style-name="P64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63">Fegyverrántás</text:p>
          </table:table-cell>
          <table:table-cell table:style-name="Táblázat12.A2" office:value-type="string">
            <text:p text:style-name="P63">Puszta kezes KÉ <text:s/><text:line-break/>fegyver-függő levonással:</text:p>
            <text:p text:style-name="P63">[0 ;-10] KÉ <text:s text:c="4"/></text:p>
          </table:table-cell>
          <table:table-cell table:style-name="Táblázat12.C2" office:value-type="string">
            <text:p text:style-name="P64">10-el túldobott KÉ esetén a fegyverrántó támadhat elsőnek azonnal – teljes harcértékével. </text:p>
            <text:p text:style-name="P64">Fegyverrántás fortély bónusza:</text:p>
            <text:p text:style-name="P64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63">Harc helyhez kötve</text:p>
          </table:table-cell>
          <table:table-cell table:style-name="Táblázat12.A2" office:value-type="string">
            <text:p text:style-name="P63">-10 KÉ, -20 TÉ és -20 VÉ</text:p>
          </table:table-cell>
          <table:table-cell table:style-name="Táblázat12.C2" office:value-type="string">
            <text:p text:style-name="P64"/>
          </table:table-cell>
        </table:table-row>
        <table:table-row table:style-name="Táblázat12.1">
          <table:table-cell table:style-name="Táblázat12.A2" office:value-type="string">
            <text:p text:style-name="P63">Közrefogás</text:p>
          </table:table-cell>
          <table:table-cell table:style-name="Táblázat12.A2" office:value-type="string">
            <text:p text:style-name="P63">+10 TÉ a támadóknak</text:p>
          </table:table-cell>
          <table:table-cell table:style-name="Táblázat12.C2" office:value-type="string">
            <text:p text:style-name="P64">-</text:p>
          </table:table-cell>
        </table:table-row>
        <table:table-row table:style-name="Táblázat12.1">
          <table:table-cell table:style-name="Táblázat12.A2" office:value-type="string">
            <text:p text:style-name="P63">Harc földön fekve</text:p>
          </table:table-cell>
          <table:table-cell table:style-name="Táblázat12.A2" office:value-type="string">
            <text:p text:style-name="P63">KÉ: -10, TÉ: -10, VÉ: -10</text:p>
          </table:table-cell>
          <table:table-cell table:style-name="Táblázat12.C2" office:value-type="string">
            <text:p text:style-name="P59">-</text:p>
          </table:table-cell>
        </table:table-row>
        <table:table-row table:style-name="Táblázat12.1">
          <table:table-cell table:style-name="Táblázat12.A2" office:value-type="string">
            <text:p text:style-name="P63">Beszorított helyzet</text:p>
          </table:table-cell>
          <table:table-cell table:style-name="Táblázat12.A2" office:value-type="string">
            <text:p text:style-name="P58">Lásd a leírást!</text:p>
          </table:table-cell>
          <table:table-cell table:style-name="Táblázat12.C2" office:value-type="string">
            <text:p text:style-name="P64">-</text:p>
          </table:table-cell>
        </table:table-row>
        <table:table-row table:style-name="Táblázat12.1">
          <table:table-cell table:style-name="Táblázat12.A2" office:value-type="string">
            <text:p text:style-name="P63">Harc félhomályban</text:p>
          </table:table-cell>
          <table:table-cell table:style-name="Táblázat12.B19" office:value-type="string">
            <text:p text:style-name="P58">TODO</text:p>
          </table:table-cell>
          <table:table-cell table:style-name="Táblázat12.C19" office:value-type="string">
            <text:p text:style-name="P64"/>
          </table:table-cell>
        </table:table-row>
        <table:table-row table:style-name="Táblázat12.1">
          <table:table-cell table:style-name="Táblázat12.A2" office:value-type="string">
            <text:p text:style-name="P63">Félelem harc közben</text:p>
          </table:table-cell>
          <table:table-cell table:style-name="Táblázat12.A2" office:value-type="string">
            <text:p text:style-name="P58">Kötelezően max Védő taktikában kezd harcolni: +15VÉ; -30TÉ</text:p>
          </table:table-cell>
          <table:table-cell table:style-name="Táblázat12.C2" office:value-type="string">
            <text:p text:style-name="P64"/>
          </table:table-cell>
        </table:table-row>
        <table:table-row table:style-name="Táblázat12.1">
          <table:table-cell table:style-name="Táblázat12.A2" office:value-type="string">
            <text:p text:style-name="P58">A védekező takarásban</text:p>
          </table:table-cell>
          <table:table-cell table:style-name="Táblázat12.A2" office:value-type="string">
            <text:p text:style-name="P65">TODO</text:p>
          </table:table-cell>
          <table:table-cell table:style-name="Táblázat12.C2" office:value-type="string">
            <text:p text:style-name="P64"/>
          </table:table-cell>
        </table:table-row>
        <table:table-row table:style-name="Táblázat12.1">
          <table:table-cell table:style-name="Táblázat12.A2" office:value-type="string">
            <text:p text:style-name="P58">Harc állatokkal</text:p>
          </table:table-cell>
          <table:table-cell table:style-name="Táblázat12.A2" office:value-type="string">
            <text:p text:style-name="P58">Lásd a leírást!</text:p>
          </table:table-cell>
          <table:table-cell table:style-name="Táblázat12.C2" office:value-type="string">
            <text:p text:style-name="P64"><text:span text:style-name="T82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  <style:font-face style:name="var font-monospace" svg:font-family="'var font-monospace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02T17:42:17.493000000</dc:date>
    <meta:editing-cycles>57</meta:editing-cycles>
    <meta:editing-duration>PT6H55M2S</meta:editing-duration>
    <meta:document-statistic meta:table-count="12" meta:image-count="0" meta:object-count="0" meta:page-count="4" meta:paragraph-count="290" meta:word-count="1641" meta:character-count="10622" meta:non-whitespace-character-count="9183"/>
    <meta:user-defined meta:name="Információ 1"/>
    <meta:user-defined meta:name="Információ 2"/>
    <meta:user-defined meta:name="Információ 3"/>
    <meta:user-defined meta:name="Információ 4"/>
  </office:meta>
</office:document-meta>
</file>